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RoleMatcher.matches( PortalUser u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pleRoleMatcher.MultipleRoleMatcher( String ro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